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2dcdb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justify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able-cell-properties fo:background-color="#f2dcdb" style:rotation-align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number-columns-repeated="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alendor Module</text:p>
          </table:table-cell>
          <table:covered-table-cell table:number-columns-repeated="3" table:style-name="ce2"/>
          <table:covered-table-cell table:style-name="ce4"/>
          <table:covered-table-cell table:number-columns-repeated="3" table:style-name="ce2"/>
          <table:table-cell table:style-name="ce7"/>
        </table:table-row>
        <table:table-row table:style-name="ro2">
          <table:table-cell office:value-type="string" calcext:value-type="string">
            <text:p>TC_Calendor_01</text:p>
          </table:table-cell>
          <table:table-cell table:style-name="ce3" office:value-type="string" calcext:value-type="string">
            <text:p>To check 'Add' functionality to add a new event to the calendar for a specific month when all mandatory fields are entered with valid data</text:p>
          </table:table-cell>
          <table:table-cell/>
          <table:table-cell table:style-name="ce3" office:value-type="string" calcext:value-type="string">
            <text:p>1)click on 'More' link, 2)click on 'Calendar' 3)select appropriate month, 4)click on 'Add' link of specific month, 5)Enter mandatory fields with valid data, 6)click on <text:s/>"Create event" button</text:p>
          </table:table-cell>
          <table:table-cell table:style-name="ce5" office:value-type="string" calcext:value-type="string">
            <text:p>user should be able to add event to calendar successfully, It should display message Eg. Event added successfully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C_Calendor_02</text:p>
          </table:table-cell>
          <table:table-cell table:style-name="ce3" office:value-type="string" calcext:value-type="string">
            <text:p>To check 'Add' functionality to add a new event to the calendar for a specific month when all mandatory fields are entered with invalid data</text:p>
          </table:table-cell>
          <table:table-cell/>
          <table:table-cell table:style-name="ce3" office:value-type="string" calcext:value-type="string">
            <text:p>1)click on 'More' link, 2)click on 'Calendar' 3)select appropriate month, 4)click on 'Add' link of specific month, 5)Enter mandatory fields with invalid data, 6)click on <text:s/>"Create event" button</text:p>
          </table:table-cell>
          <table:table-cell table:style-name="ce5" office:value-type="string" calcext:value-type="string">
            <text:p>user should be unable to add event to calendar successfully, It should display an appropriate error <text:s/>message.</text:p>
          </table:table-cell>
          <table:table-cell table:number-columns-repeated="4"/>
        </table:table-row>
        <table:table-row table:style-name="ro3" table:number-rows-repeated="104857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1T16:30:35.286826051</meta:creation-date>
    <dc:date>2014-09-01T16:32:41.464107304</dc:date>
    <meta:editing-duration>P0D</meta:editing-duration>
    <meta:editing-cycles>1</meta:editing-cycles>
    <meta:document-statistic meta:table-count="1" meta:cell-count="9" meta:object-count="0"/>
    <meta:generator>LibreOffice/4.2.4.2$Linux_X86_64 LibreOffice_project/420m0$Build-2</meta:generator>
  </office:meta>
</office:document-meta>
</file>